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7">
            <text:p>畢業原住民生、僑生、外國學生人數表</text:p>
          </table:table-cell>
          <table:table-cell table:number-columns-repeated="12" table:style-name="ce2"/>
          <table:table-cell table:number-columns-repeated="16371"/>
        </table:table-row>
        <table:table-row table:style-name="ro2">
          <table:table-cell table:style-name="ce4"/>
          <table:table-cell office:value-type="string" table:number-columns-spanned="3" table:number-rows-spanned="1" table:style-name="ce8">
            <text:p><text:span text:style-name="T1">博士班</text:span></text:p>
          </table:table-cell>
          <table:covered-table-cell table:number-columns-repeated="2"/>
          <table:table-cell office:value-type="string" table:number-columns-spanned="3" table:number-rows-spanned="1" table:style-name="ce8">
            <text:p><text:span text:style-name="T1">碩士班</text:span></text:p>
          </table:table-cell>
          <table:covered-table-cell table:number-columns-repeated="2"/>
          <table:table-cell office:value-type="string" table:number-columns-spanned="3" table:number-rows-spanned="1" table:style-name="ce8">
            <text:p><text:span text:style-name="T1">學士班</text:span></text:p>
          </table:table-cell>
          <table:covered-table-cell table:number-columns-repeated="2"/>
          <table:table-cell office:value-type="string" table:number-columns-spanned="3" table:number-rows-spanned="1" table:style-name="ce8">
            <text:p><text:span text:style-name="T1">總計</text:span>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style-name="ce4">
            <text:p><text:span text:style-name="T1">單位名稱</text:span></text:p>
          </table:table-cell>
          <table:table-cell office:value-type="string" table:style-name="ce4">
            <text:p><text:span text:style-name="T1">畢業原住民生</text:span></text:p>
          </table:table-cell>
          <table:table-cell office:value-type="string" table:style-name="ce4">
            <text:p><text:span text:style-name="T1">畢業僑生</text:span></text:p>
          </table:table-cell>
          <table:table-cell office:value-type="string" table:style-name="ce4">
            <text:p><text:span text:style-name="T1">畢業外國學生</text:span></text:p>
          </table:table-cell>
          <table:table-cell office:value-type="string" table:style-name="ce4">
            <text:p><text:span text:style-name="T1">畢業原住民生</text:span></text:p>
          </table:table-cell>
          <table:table-cell office:value-type="string" table:style-name="ce4">
            <text:p><text:span text:style-name="T1">畢業僑生</text:span></text:p>
          </table:table-cell>
          <table:table-cell office:value-type="string" table:style-name="ce4">
            <text:p><text:span text:style-name="T1">畢業外國學生</text:span></text:p>
          </table:table-cell>
          <table:table-cell office:value-type="string" table:style-name="ce4">
            <text:p><text:span text:style-name="T1">畢業原住民生</text:span></text:p>
          </table:table-cell>
          <table:table-cell office:value-type="string" table:style-name="ce4">
            <text:p><text:span text:style-name="T1">畢業僑生</text:span></text:p>
          </table:table-cell>
          <table:table-cell office:value-type="string" table:style-name="ce4">
            <text:p><text:span text:style-name="T1">畢業外國學生</text:span></text:p>
          </table:table-cell>
          <table:table-cell office:value-type="string" table:style-name="ce5">
            <text:p><text:span text:style-name="T1">畢業原住民生</text:span></text:p>
          </table:table-cell>
          <table:table-cell office:value-type="string" table:style-name="ce5">
            <text:p><text:span text:style-name="T1">畢業僑生</text:span></text:p>
          </table:table-cell>
          <table:table-cell office:value-type="string" table:style-name="ce5">
            <text:p><text:span text:style-name="T1">畢業外國學生</text:span>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人文社會學系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土木工程學系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工業工程與管理學系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分子醫學與生物工程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外國語文學系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生物科技學系</text:span>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生物資訊及系統生物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多媒體工程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材料科學與工程學系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亞際文化研究國際碩士學位學程</text:span>(<text:span text:style-name="T1">台灣聯合大學系統</text:span>)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物理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社會與文化研究所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科技管理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英語教學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教育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統計學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傳播與科技學系</text:span>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經營管理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資訊工程學系</text:span>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資訊科學與工程研究所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資訊管理與財務金融學系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運輸與物流管理學系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電子工程學系</text:span>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電子物理學系</text:span>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電子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電控工程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電機工程學系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電機資訊國際碩士學位學程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管理科學系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管理學院企業管理碩士學位學程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網路工程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機械工程學系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應用化學系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應用藝術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pan text:style-name="T1">環境工程研究所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pan text:style-name="T1">顯示科技研究所</text:span>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6">
            <text:p><text:span text:style-name="T3">總計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2" table:style-name="ce6">
            <text:p>22</text:p>
          </table:table-cell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6">
            <text:p>45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67" table:style-name="ce6">
            <text:p>67</text:p>
          </table:table-cell>
          <table:table-cell office:value-type="float" office:value="70" table:style-name="ce6">
            <text:p>70</text:p>
          </table:table-cell>
          <table:table-cell table:number-columns-repeated="16371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7:52Z</dc:date>
  </office:meta>
</office:document-meta>
</file>